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996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965in"/>
    </style:style>
    <style:style style:name="co8" style:family="table-column">
      <style:table-column-properties fo:break-before="auto" style:column-width="1.361in"/>
    </style:style>
    <style:style style:name="co9" style:family="table-column">
      <style:table-column-properties fo:break-before="auto" style:column-width="0.8035in"/>
    </style:style>
    <style:style style:name="co10" style:family="table-column">
      <style:table-column-properties fo:break-before="auto" style:column-width="0.7181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8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BlazAdd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6" table:default-cell-style-name="ce3"/>
        <table:table-row table:style-name="ro1">
          <table:table-cell office:value-type="string" calcext:value-type="string">
            <text:p>N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1024" calcext:value-type="float">
            <text:p>1024</text:p>
          </table:table-cell>
          <table:table-cell table:style-name="Default" office:value-type="float" office:value="2048" calcext:value-type="float">
            <text:p>2048</text:p>
          </table:table-cell>
          <table:table-cell table:style-name="Default" office:value-type="float" office:value="4096" calcext:value-type="float">
            <text:p>4096</text:p>
          </table:table-cell>
          <table:table-cell table:style-name="Default" office:value-type="float" office:value="8192" calcext:value-type="float">
            <text:p>8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224" calcext:value-type="float">
            <text:p>2.24E-05</text:p>
          </table:table-cell>
          <table:table-cell office:value-type="float" office:value="0.00007678" calcext:value-type="float">
            <text:p>7.68E-05</text:p>
          </table:table-cell>
          <table:table-cell office:value-type="float" office:value="0.00035" calcext:value-type="float">
            <text:p>3.50E-04</text:p>
          </table:table-cell>
          <table:table-cell office:value-type="float" office:value="0.001595" calcext:value-type="float">
            <text:p>1.60E-03</text:p>
          </table:table-cell>
          <table:table-cell office:value-type="float" office:value="0.007272" calcext:value-type="float">
            <text:p>7.27E-03</text:p>
          </table:table-cell>
          <table:table-cell office:value-type="float" office:value="0.0283" calcext:value-type="float">
            <text:p>2.83E-02</text:p>
          </table:table-cell>
          <table:table-cell office:value-type="float" office:value="0.10412" calcext:value-type="float">
            <text:p>1.04E-01</text:p>
          </table:table-cell>
          <table:table-cell office:value-type="float" office:value="0.34506" calcext:value-type="float">
            <text:p>3.45E-01</text:p>
          </table:table-cell>
          <table:table-cell office:value-type="float" office:value="1.269" calcext:value-type="float">
            <text:p>1.27E+00</text:p>
          </table:table-cell>
          <table:table-cell office:value-type="float" office:value="5.623" calcext:value-type="float">
            <text:p>5.62E+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217" calcext:value-type="float">
            <text:p>2.17E-05</text:p>
          </table:table-cell>
          <table:table-cell office:value-type="float" office:value="0.00006326" calcext:value-type="float">
            <text:p>6.33E-05</text:p>
          </table:table-cell>
          <table:table-cell office:value-type="float" office:value="0.000317" calcext:value-type="float">
            <text:p>3.17E-04</text:p>
          </table:table-cell>
          <table:table-cell office:value-type="float" office:value="0.001446" calcext:value-type="float">
            <text:p>1.45E-03</text:p>
          </table:table-cell>
          <table:table-cell office:value-type="float" office:value="0.006466" calcext:value-type="float">
            <text:p>6.47E-03</text:p>
          </table:table-cell>
          <table:table-cell office:value-type="float" office:value="0.02627" calcext:value-type="float">
            <text:p>2.63E-02</text:p>
          </table:table-cell>
          <table:table-cell office:value-type="float" office:value="0.09672" calcext:value-type="float">
            <text:p>9.67E-02</text:p>
          </table:table-cell>
          <table:table-cell office:value-type="float" office:value="0.3389" calcext:value-type="float">
            <text:p>3.39E-01</text:p>
          </table:table-cell>
          <table:table-cell office:value-type="float" office:value="1.307" calcext:value-type="float">
            <text:p>1.31E+00</text:p>
          </table:table-cell>
          <table:table-cell office:value-type="float" office:value="5.562" calcext:value-type="float">
            <text:p>5.56E+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2228" calcext:value-type="float">
            <text:p>2.23E-05</text:p>
          </table:table-cell>
          <table:table-cell office:value-type="float" office:value="0.00006664" calcext:value-type="float">
            <text:p>6.66E-05</text:p>
          </table:table-cell>
          <table:table-cell office:value-type="float" office:value="0.0003595" calcext:value-type="float">
            <text:p>3.60E-04</text:p>
          </table:table-cell>
          <table:table-cell office:value-type="float" office:value="0.001721" calcext:value-type="float">
            <text:p>1.72E-03</text:p>
          </table:table-cell>
          <table:table-cell office:value-type="float" office:value="0.007232" calcext:value-type="float">
            <text:p>7.23E-03</text:p>
          </table:table-cell>
          <table:table-cell office:value-type="float" office:value="0.03123" calcext:value-type="float">
            <text:p>3.12E-02</text:p>
          </table:table-cell>
          <table:table-cell office:value-type="float" office:value="0.09832" calcext:value-type="float">
            <text:p>9.83E-02</text:p>
          </table:table-cell>
          <table:table-cell office:value-type="float" office:value="0.3477" calcext:value-type="float">
            <text:p>3.48E-01</text:p>
          </table:table-cell>
          <table:table-cell office:value-type="float" office:value="1.321" calcext:value-type="float">
            <text:p>1.32E+00</text:p>
          </table:table-cell>
          <table:table-cell office:value-type="float" office:value="5.612" calcext:value-type="float">
            <text:p>5.61E+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18" calcext:value-type="float">
            <text:p>1.80E-05</text:p>
          </table:table-cell>
          <table:table-cell office:value-type="float" office:value="0.00007454" calcext:value-type="float">
            <text:p>7.45E-05</text:p>
          </table:table-cell>
          <table:table-cell office:value-type="float" office:value="0.0003534" calcext:value-type="float">
            <text:p>3.53E-04</text:p>
          </table:table-cell>
          <table:table-cell office:value-type="float" office:value="0.001496" calcext:value-type="float">
            <text:p>1.50E-03</text:p>
          </table:table-cell>
          <table:table-cell office:value-type="float" office:value="0.007821" calcext:value-type="float">
            <text:p>7.82E-03</text:p>
          </table:table-cell>
          <table:table-cell office:value-type="float" office:value="0.02948" calcext:value-type="float">
            <text:p>2.95E-02</text:p>
          </table:table-cell>
          <table:table-cell office:value-type="float" office:value="0.09858" calcext:value-type="float">
            <text:p>9.86E-02</text:p>
          </table:table-cell>
          <table:table-cell office:value-type="float" office:value="0.3679" calcext:value-type="float">
            <text:p>3.68E-01</text:p>
          </table:table-cell>
          <table:table-cell office:value-type="float" office:value="1.287" calcext:value-type="float">
            <text:p>1.29E+00</text:p>
          </table:table-cell>
          <table:table-cell office:value-type="float" office:value="5.655" calcext:value-type="float">
            <text:p>5.66E+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2235" calcext:value-type="float">
            <text:p>2.24E-05</text:p>
          </table:table-cell>
          <table:table-cell office:value-type="float" office:value="0.00006611" calcext:value-type="float">
            <text:p>6.61E-05</text:p>
          </table:table-cell>
          <table:table-cell office:value-type="float" office:value="0.0003144" calcext:value-type="float">
            <text:p>3.14E-04</text:p>
          </table:table-cell>
          <table:table-cell office:value-type="float" office:value="0.001713" calcext:value-type="float">
            <text:p>1.71E-03</text:p>
          </table:table-cell>
          <table:table-cell office:value-type="float" office:value="0.00649" calcext:value-type="float">
            <text:p>6.49E-03</text:p>
          </table:table-cell>
          <table:table-cell office:value-type="float" office:value="0.0297" calcext:value-type="float">
            <text:p>2.97E-02</text:p>
          </table:table-cell>
          <table:table-cell office:value-type="float" office:value="0.09797" calcext:value-type="float">
            <text:p>9.80E-02</text:p>
          </table:table-cell>
          <table:table-cell office:value-type="float" office:value="0.3611" calcext:value-type="float">
            <text:p>3.61E-01</text:p>
          </table:table-cell>
          <table:table-cell office:value-type="float" office:value="1.381" calcext:value-type="float">
            <text:p>1.38E+00</text:p>
          </table:table-cell>
          <table:table-cell office:value-type="float" office:value="5.539" calcext:value-type="float">
            <text:p>5.54E+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2114" calcext:value-type="float">
            <text:p>2.11E-05</text:p>
          </table:table-cell>
          <table:table-cell office:value-type="float" office:value="0.00006738" calcext:value-type="float">
            <text:p>6.74E-05</text:p>
          </table:table-cell>
          <table:table-cell office:value-type="float" office:value="0.0003197" calcext:value-type="float">
            <text:p>3.20E-04</text:p>
          </table:table-cell>
          <table:table-cell office:value-type="float" office:value="0.001767" calcext:value-type="float">
            <text:p>1.77E-03</text:p>
          </table:table-cell>
          <table:table-cell office:value-type="float" office:value="0.006321" calcext:value-type="float">
            <text:p>6.32E-03</text:p>
          </table:table-cell>
          <table:table-cell office:value-type="float" office:value="0.02725" calcext:value-type="float">
            <text:p>2.73E-02</text:p>
          </table:table-cell>
          <table:table-cell office:value-type="float" office:value="0.09514" calcext:value-type="float">
            <text:p>9.51E-02</text:p>
          </table:table-cell>
          <table:table-cell office:value-type="float" office:value="0.3511" calcext:value-type="float">
            <text:p>3.51E-01</text:p>
          </table:table-cell>
          <table:table-cell office:value-type="float" office:value="1.314" calcext:value-type="float">
            <text:p>1.31E+00</text:p>
          </table:table-cell>
          <table:table-cell office:value-type="float" office:value="5.622" calcext:value-type="float">
            <text:p>5.62E+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2223" calcext:value-type="float">
            <text:p>2.22E-05</text:p>
          </table:table-cell>
          <table:table-cell office:value-type="float" office:value="0.00006709" calcext:value-type="float">
            <text:p>6.71E-05</text:p>
          </table:table-cell>
          <table:table-cell office:value-type="float" office:value="0.0003278" calcext:value-type="float">
            <text:p>3.28E-04</text:p>
          </table:table-cell>
          <table:table-cell office:value-type="float" office:value="0.001824" calcext:value-type="float">
            <text:p>1.82E-03</text:p>
          </table:table-cell>
          <table:table-cell office:value-type="float" office:value="0.006654" calcext:value-type="float">
            <text:p>6.65E-03</text:p>
          </table:table-cell>
          <table:table-cell office:value-type="float" office:value="0.02708" calcext:value-type="float">
            <text:p>2.71E-02</text:p>
          </table:table-cell>
          <table:table-cell office:value-type="float" office:value="0.09585" calcext:value-type="float">
            <text:p>9.59E-02</text:p>
          </table:table-cell>
          <table:table-cell office:value-type="float" office:value="0.3844" calcext:value-type="float">
            <text:p>3.84E-01</text:p>
          </table:table-cell>
          <table:table-cell office:value-type="float" office:value="1.558" calcext:value-type="float">
            <text:p>1.56E+00</text:p>
          </table:table-cell>
          <table:table-cell office:value-type="float" office:value="5.604" calcext:value-type="float">
            <text:p>5.60E+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1928" calcext:value-type="float">
            <text:p>1.93E-05</text:p>
          </table:table-cell>
          <table:table-cell office:value-type="float" office:value="0.00006582" calcext:value-type="float">
            <text:p>6.58E-05</text:p>
          </table:table-cell>
          <table:table-cell office:value-type="float" office:value="0.000335" calcext:value-type="float">
            <text:p>3.35E-04</text:p>
          </table:table-cell>
          <table:table-cell office:value-type="float" office:value="0.001515" calcext:value-type="float">
            <text:p>1.52E-03</text:p>
          </table:table-cell>
          <table:table-cell office:value-type="float" office:value="0.006614" calcext:value-type="float">
            <text:p>6.61E-03</text:p>
          </table:table-cell>
          <table:table-cell office:value-type="float" office:value="0.0273" calcext:value-type="float">
            <text:p>2.73E-02</text:p>
          </table:table-cell>
          <table:table-cell office:value-type="float" office:value="0.09356" calcext:value-type="float">
            <text:p>9.36E-02</text:p>
          </table:table-cell>
          <table:table-cell office:value-type="float" office:value="0.3508" calcext:value-type="float">
            <text:p>3.51E-01</text:p>
          </table:table-cell>
          <table:table-cell office:value-type="float" office:value="1.528" calcext:value-type="float">
            <text:p>1.53E+00</text:p>
          </table:table-cell>
          <table:table-cell office:value-type="float" office:value="5.709" calcext:value-type="float">
            <text:p>5.71E+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2236" calcext:value-type="float">
            <text:p>2.24E-05</text:p>
          </table:table-cell>
          <table:table-cell office:value-type="float" office:value="0.00006328" calcext:value-type="float">
            <text:p>6.33E-05</text:p>
          </table:table-cell>
          <table:table-cell office:value-type="float" office:value="0.000324" calcext:value-type="float">
            <text:p>3.24E-04</text:p>
          </table:table-cell>
          <table:table-cell office:value-type="float" office:value="0.001645" calcext:value-type="float">
            <text:p>1.65E-03</text:p>
          </table:table-cell>
          <table:table-cell office:value-type="float" office:value="0.006545" calcext:value-type="float">
            <text:p>6.55E-03</text:p>
          </table:table-cell>
          <table:table-cell office:value-type="float" office:value="0.03041" calcext:value-type="float">
            <text:p>3.04E-02</text:p>
          </table:table-cell>
          <table:table-cell office:value-type="float" office:value="0.09813" calcext:value-type="float">
            <text:p>9.81E-02</text:p>
          </table:table-cell>
          <table:table-cell office:value-type="float" office:value="0.3522" calcext:value-type="float">
            <text:p>3.52E-01</text:p>
          </table:table-cell>
          <table:table-cell office:value-type="float" office:value="1.306" calcext:value-type="float">
            <text:p>1.31E+00</text:p>
          </table:table-cell>
          <table:table-cell office:value-type="float" office:value="5.641" calcext:value-type="float">
            <text:p>5.64E+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2233" calcext:value-type="float">
            <text:p>2.23E-05</text:p>
          </table:table-cell>
          <table:table-cell office:value-type="float" office:value="0.00007106" calcext:value-type="float">
            <text:p>7.11E-05</text:p>
          </table:table-cell>
          <table:table-cell office:value-type="float" office:value="0.000334" calcext:value-type="float">
            <text:p>3.34E-04</text:p>
          </table:table-cell>
          <table:table-cell office:value-type="float" office:value="0.001605" calcext:value-type="float">
            <text:p>1.61E-03</text:p>
          </table:table-cell>
          <table:table-cell office:value-type="float" office:value="0.007501" calcext:value-type="float">
            <text:p>7.50E-03</text:p>
          </table:table-cell>
          <table:table-cell office:value-type="float" office:value="0.02695" calcext:value-type="float">
            <text:p>2.70E-02</text:p>
          </table:table-cell>
          <table:table-cell office:value-type="float" office:value="0.09561" calcext:value-type="float">
            <text:p>9.56E-02</text:p>
          </table:table-cell>
          <table:table-cell office:value-type="float" office:value="0.3596" calcext:value-type="float">
            <text:p>3.60E-01</text:p>
          </table:table-cell>
          <table:table-cell office:value-type="float" office:value="1.606" calcext:value-type="float">
            <text:p>1.61E+00</text:p>
          </table:table-cell>
          <table:table-cell office:value-type="float" office:value="5.654" calcext:value-type="float">
            <text:p>5.65E+00</text:p>
          </table:table-cell>
        </table:table-row>
      </table:table>
      <table:table table:name="ZfpAdd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ce3"/>
        <table:table-column table:style-name="co9" table:default-cell-style-name="ce3"/>
        <table:table-column table:style-name="co6" table:number-columns-repeated="4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0.000340625" calcext:value-type="float">
            <text:p>3.41E-04</text:p>
          </table:table-cell>
          <table:table-cell table:style-name="ce3" office:value-type="float" office:value="0.00156575" calcext:value-type="float">
            <text:p>1.57E-03</text:p>
          </table:table-cell>
          <table:table-cell office:value-type="float" office:value="0.00707266666666667" calcext:value-type="float">
            <text:p>7.07E-03</text:p>
          </table:table-cell>
          <table:table-cell office:value-type="float" office:value="0.0292175" calcext:value-type="float">
            <text:p>2.92E-02</text:p>
          </table:table-cell>
          <table:table-cell table:style-name="ce3" office:value-type="float" office:value="0.11311" calcext:value-type="float">
            <text:p>1.13E-01</text:p>
          </table:table-cell>
          <table:table-cell table:style-name="ce3" office:value-type="float" office:value="0.42135" calcext:value-type="float">
            <text:p>4.21E-01</text:p>
          </table:table-cell>
          <table:table-cell table:style-name="ce3" office:value-type="float" office:value="1.8696" calcext:value-type="float">
            <text:p>1.87E+00</text:p>
          </table:table-cell>
          <table:table-cell table:style-name="ce3" office:value-type="float" office:value="7.248" calcext:value-type="float">
            <text:p>7.25E+00</text:p>
          </table:table-cell>
          <table:table-cell table:style-name="ce3" office:value-type="float" office:value="36.1375" calcext:value-type="float">
            <text:p>3.61E+01</text:p>
          </table:table-cell>
          <table:table-cell table:style-name="ce3" office:value-type="float" office:value="132.25" calcext:value-type="float">
            <text:p>1.32E+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0.00031585" calcext:value-type="float">
            <text:p>3.16E-04</text:p>
          </table:table-cell>
          <table:table-cell table:style-name="ce3" office:value-type="float" office:value="0.001611625" calcext:value-type="float">
            <text:p>1.61E-03</text:p>
          </table:table-cell>
          <table:table-cell office:value-type="float" office:value="0.00753933333333333" calcext:value-type="float">
            <text:p>7.54E-03</text:p>
          </table:table-cell>
          <table:table-cell office:value-type="float" office:value="0.0265275" calcext:value-type="float">
            <text:p>2.65E-02</text:p>
          </table:table-cell>
          <table:table-cell table:style-name="ce3" office:value-type="float" office:value="0.1048" calcext:value-type="float">
            <text:p>1.05E-01</text:p>
          </table:table-cell>
          <table:table-cell table:style-name="ce3" office:value-type="float" office:value="0.41355" calcext:value-type="float">
            <text:p>4.14E-01</text:p>
          </table:table-cell>
          <table:table-cell table:style-name="ce3" office:value-type="float" office:value="1.8594" calcext:value-type="float">
            <text:p>1.86E+00</text:p>
          </table:table-cell>
          <table:table-cell table:style-name="ce3" office:value-type="float" office:value="6.74333333333333" calcext:value-type="float">
            <text:p>6.74E+00</text:p>
          </table:table-cell>
          <table:table-cell table:style-name="ce3" office:value-type="float" office:value="30.935" calcext:value-type="float">
            <text:p>3.09E+01</text:p>
          </table:table-cell>
          <table:table-cell table:style-name="ce3" office:value-type="float" office:value="163.3" calcext:value-type="float">
            <text:p>1.63E+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0.00039095" calcext:value-type="float">
            <text:p>3.91E-04</text:p>
          </table:table-cell>
          <table:table-cell table:style-name="ce3" office:value-type="float" office:value="0.001358875" calcext:value-type="float">
            <text:p>1.36E-03</text:p>
          </table:table-cell>
          <table:table-cell office:value-type="float" office:value="0.00739066666666667" calcext:value-type="float">
            <text:p>7.39E-03</text:p>
          </table:table-cell>
          <table:table-cell office:value-type="float" office:value="0.0257725" calcext:value-type="float">
            <text:p>2.58E-02</text:p>
          </table:table-cell>
          <table:table-cell table:style-name="ce3" office:value-type="float" office:value="0.10509" calcext:value-type="float">
            <text:p>1.05E-01</text:p>
          </table:table-cell>
          <table:table-cell table:style-name="ce3" office:value-type="float" office:value="0.4009" calcext:value-type="float">
            <text:p>4.01E-01</text:p>
          </table:table-cell>
          <table:table-cell table:style-name="ce3" office:value-type="float" office:value="1.9" calcext:value-type="float">
            <text:p>1.90E+00</text:p>
          </table:table-cell>
          <table:table-cell table:style-name="ce3" office:value-type="float" office:value="7.05066666666667" calcext:value-type="float">
            <text:p>7.05E+00</text:p>
          </table:table-cell>
          <table:table-cell table:style-name="ce3" office:value-type="float" office:value="33.05" calcext:value-type="float">
            <text:p>3.31E+01</text:p>
          </table:table-cell>
          <table:table-cell table:style-name="ce3" office:value-type="float" office:value="127.77" calcext:value-type="float">
            <text:p>1.28E+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0.00039355" calcext:value-type="float">
            <text:p>3.94E-04</text:p>
          </table:table-cell>
          <table:table-cell table:style-name="ce3" office:value-type="float" office:value="0.001631" calcext:value-type="float">
            <text:p>1.63E-03</text:p>
          </table:table-cell>
          <table:table-cell office:value-type="float" office:value="0.00661533333333333" calcext:value-type="float">
            <text:p>6.62E-03</text:p>
          </table:table-cell>
          <table:table-cell office:value-type="float" office:value="0.0264625" calcext:value-type="float">
            <text:p>2.65E-02</text:p>
          </table:table-cell>
          <table:table-cell table:style-name="ce3" office:value-type="float" office:value="0.10136" calcext:value-type="float">
            <text:p>1.01E-01</text:p>
          </table:table-cell>
          <table:table-cell table:style-name="ce3" office:value-type="float" office:value="0.41065" calcext:value-type="float">
            <text:p>4.11E-01</text:p>
          </table:table-cell>
          <table:table-cell table:style-name="ce3" office:value-type="float" office:value="2.1604" calcext:value-type="float">
            <text:p>2.16E+00</text:p>
          </table:table-cell>
          <table:table-cell table:style-name="ce3" office:value-type="float" office:value="6.752" calcext:value-type="float">
            <text:p>6.75E+00</text:p>
          </table:table-cell>
          <table:table-cell table:style-name="ce3" office:value-type="float" office:value="28.57" calcext:value-type="float">
            <text:p>2.86E+01</text:p>
          </table:table-cell>
          <table:table-cell table:style-name="ce3" office:value-type="float" office:value="147.63" calcext:value-type="float">
            <text:p>1.48E+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0.0003928" calcext:value-type="float">
            <text:p>3.93E-04</text:p>
          </table:table-cell>
          <table:table-cell table:style-name="ce3" office:value-type="float" office:value="0.001570875" calcext:value-type="float">
            <text:p>1.57E-03</text:p>
          </table:table-cell>
          <table:table-cell office:value-type="float" office:value="0.00728333333333333" calcext:value-type="float">
            <text:p>7.28E-03</text:p>
          </table:table-cell>
          <table:table-cell office:value-type="float" office:value="0.0253325" calcext:value-type="float">
            <text:p>2.53E-02</text:p>
          </table:table-cell>
          <table:table-cell table:style-name="ce3" office:value-type="float" office:value="0.10129" calcext:value-type="float">
            <text:p>1.01E-01</text:p>
          </table:table-cell>
          <table:table-cell table:style-name="ce3" office:value-type="float" office:value="0.4249" calcext:value-type="float">
            <text:p>4.25E-01</text:p>
          </table:table-cell>
          <table:table-cell table:style-name="ce3" office:value-type="float" office:value="1.781" calcext:value-type="float">
            <text:p>1.78E+00</text:p>
          </table:table-cell>
          <table:table-cell table:style-name="ce3" office:value-type="float" office:value="6.75266666666667" calcext:value-type="float">
            <text:p>6.75E+00</text:p>
          </table:table-cell>
          <table:table-cell table:style-name="ce3" office:value-type="float" office:value="31.8525" calcext:value-type="float">
            <text:p>3.19E+01</text:p>
          </table:table-cell>
          <table:table-cell table:style-name="ce3" office:value-type="float" office:value="145.03" calcext:value-type="float">
            <text:p>1.45E+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0.0003947" calcext:value-type="float">
            <text:p>3.95E-04</text:p>
          </table:table-cell>
          <table:table-cell table:style-name="ce3" office:value-type="float" office:value="0.00156625" calcext:value-type="float">
            <text:p>1.57E-03</text:p>
          </table:table-cell>
          <table:table-cell office:value-type="float" office:value="0.0073" calcext:value-type="float">
            <text:p>7.30E-03</text:p>
          </table:table-cell>
          <table:table-cell office:value-type="float" office:value="0.0253" calcext:value-type="float">
            <text:p>2.53E-02</text:p>
          </table:table-cell>
          <table:table-cell table:style-name="ce3" office:value-type="float" office:value="0.10146" calcext:value-type="float">
            <text:p>1.01E-01</text:p>
          </table:table-cell>
          <table:table-cell table:style-name="ce3" office:value-type="float" office:value="0.4396" calcext:value-type="float">
            <text:p>4.40E-01</text:p>
          </table:table-cell>
          <table:table-cell table:style-name="ce3" office:value-type="float" office:value="1.773" calcext:value-type="float">
            <text:p>1.77E+00</text:p>
          </table:table-cell>
          <table:table-cell table:style-name="ce3" office:value-type="float" office:value="8.22533333333333" calcext:value-type="float">
            <text:p>8.23E+00</text:p>
          </table:table-cell>
          <table:table-cell table:style-name="ce3" office:value-type="float" office:value="33.46" calcext:value-type="float">
            <text:p>3.35E+01</text:p>
          </table:table-cell>
          <table:table-cell table:style-name="ce3" office:value-type="float" office:value="144.38" calcext:value-type="float">
            <text:p>1.44E+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0.000353825" calcext:value-type="float">
            <text:p>3.54E-04</text:p>
          </table:table-cell>
          <table:table-cell table:style-name="ce3" office:value-type="float" office:value="0.001490625" calcext:value-type="float">
            <text:p>1.49E-03</text:p>
          </table:table-cell>
          <table:table-cell office:value-type="float" office:value="0.00734666666666667" calcext:value-type="float">
            <text:p>7.35E-03</text:p>
          </table:table-cell>
          <table:table-cell office:value-type="float" office:value="0.031315" calcext:value-type="float">
            <text:p>3.13E-02</text:p>
          </table:table-cell>
          <table:table-cell table:style-name="ce3" office:value-type="float" office:value="0.10129" calcext:value-type="float">
            <text:p>1.01E-01</text:p>
          </table:table-cell>
          <table:table-cell table:style-name="ce3" office:value-type="float" office:value="0.4251" calcext:value-type="float">
            <text:p>4.25E-01</text:p>
          </table:table-cell>
          <table:table-cell table:style-name="ce3" office:value-type="float" office:value="1.7818" calcext:value-type="float">
            <text:p>1.78E+00</text:p>
          </table:table-cell>
          <table:table-cell table:style-name="ce3" office:value-type="float" office:value="7.85466666666667" calcext:value-type="float">
            <text:p>7.85E+00</text:p>
          </table:table-cell>
          <table:table-cell table:style-name="ce3" office:value-type="float" office:value="36.8875" calcext:value-type="float">
            <text:p>3.69E+01</text:p>
          </table:table-cell>
          <table:table-cell table:style-name="ce3" office:value-type="float" office:value="143.25" calcext:value-type="float">
            <text:p>1.43E+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0.000340625" calcext:value-type="float">
            <text:p>3.41E-04</text:p>
          </table:table-cell>
          <table:table-cell table:style-name="ce3" office:value-type="float" office:value="0.00156575" calcext:value-type="float">
            <text:p>1.57E-03</text:p>
          </table:table-cell>
          <table:table-cell office:value-type="float" office:value="0.00707266666666667" calcext:value-type="float">
            <text:p>7.07E-03</text:p>
          </table:table-cell>
          <table:table-cell office:value-type="float" office:value="0.0292175" calcext:value-type="float">
            <text:p>2.92E-02</text:p>
          </table:table-cell>
          <table:table-cell table:style-name="ce3" office:value-type="float" office:value="0.11311" calcext:value-type="float">
            <text:p>1.13E-01</text:p>
          </table:table-cell>
          <table:table-cell table:style-name="ce3" office:value-type="float" office:value="0.42135" calcext:value-type="float">
            <text:p>4.21E-01</text:p>
          </table:table-cell>
          <table:table-cell table:style-name="ce3" office:value-type="float" office:value="1.8696" calcext:value-type="float">
            <text:p>1.87E+00</text:p>
          </table:table-cell>
          <table:table-cell table:style-name="ce3" office:value-type="float" office:value="7.248" calcext:value-type="float">
            <text:p>7.25E+00</text:p>
          </table:table-cell>
          <table:table-cell table:style-name="ce3" office:value-type="float" office:value="36.1375" calcext:value-type="float">
            <text:p>3.61E+01</text:p>
          </table:table-cell>
          <table:table-cell table:style-name="ce3" office:value-type="float" office:value="132.25" calcext:value-type="float">
            <text:p>1.32E+02</text:p>
          </table:table-cell>
        </table:table-row>
        <table:table-row table:style-name="ro1" table:number-rows-repeated="2">
          <table:table-cell/>
          <table:table-cell table:style-name="ce3" table:number-columns-repeated="2"/>
          <table:table-cell table:number-columns-repeated="2"/>
          <table:table-cell table:style-name="ce3"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3"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3" table:number-columns-repeated="6"/>
        </table:table-row>
        <table:table-row table:style-name="ro1" table:number-rows-repeated="9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NoCompressionAdd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6" table:default-cell-style-name="ce3"/>
        <table:table-row table:style-name="ro1"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1024" calcext:value-type="float">
            <text:p>1024</text:p>
          </table:table-cell>
          <table:table-cell table:style-name="Default" office:value-type="float" office:value="2048" calcext:value-type="float">
            <text:p>2048</text:p>
          </table:table-cell>
          <table:table-cell table:style-name="Default" office:value-type="float" office:value="4096" calcext:value-type="float">
            <text:p>4096</text:p>
          </table:table-cell>
          <table:table-cell table:style-name="Default" office:value-type="float" office:value="8192" calcext:value-type="float">
            <text:p>8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0.000046885" calcext:value-type="float">
            <text:p>4.69E-05</text:p>
          </table:table-cell>
          <table:table-cell office:value-type="float" office:value="0.00020518" calcext:value-type="float">
            <text:p>2.05E-04</text:p>
          </table:table-cell>
          <table:table-cell office:value-type="float" office:value="0.000879133333333333" calcext:value-type="float">
            <text:p>8.79E-04</text:p>
          </table:table-cell>
          <table:table-cell office:value-type="float" office:value="0.00327275" calcext:value-type="float">
            <text:p>3.27E-03</text:p>
          </table:table-cell>
          <table:table-cell office:value-type="float" office:value="0.01310375" calcext:value-type="float">
            <text:p>1.31E-02</text:p>
          </table:table-cell>
          <table:table-cell office:value-type="float" office:value="0.044488" calcext:value-type="float">
            <text:p>4.45E-02</text:p>
          </table:table-cell>
          <table:table-cell office:value-type="float" office:value="0.20062" calcext:value-type="float">
            <text:p>2.01E-01</text:p>
          </table:table-cell>
          <table:table-cell office:value-type="float" office:value="0.6658" calcext:value-type="float">
            <text:p>6.66E-01</text:p>
          </table:table-cell>
          <table:table-cell office:value-type="float" office:value="3.17275" calcext:value-type="float">
            <text:p>3.17E+00</text:p>
          </table:table-cell>
          <table:table-cell office:value-type="float" office:value="12.026" calcext:value-type="float">
            <text:p>1.20E+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0.00005536" calcext:value-type="float">
            <text:p>5.54E-05</text:p>
          </table:table-cell>
          <table:table-cell office:value-type="float" office:value="0.00022456" calcext:value-type="float">
            <text:p>2.25E-04</text:p>
          </table:table-cell>
          <table:table-cell office:value-type="float" office:value="0.000858133333333333" calcext:value-type="float">
            <text:p>8.58E-04</text:p>
          </table:table-cell>
          <table:table-cell office:value-type="float" office:value="0.0038135" calcext:value-type="float">
            <text:p>3.81E-03</text:p>
          </table:table-cell>
          <table:table-cell office:value-type="float" office:value="0.01192" calcext:value-type="float">
            <text:p>1.19E-02</text:p>
          </table:table-cell>
          <table:table-cell office:value-type="float" office:value="0.04388" calcext:value-type="float">
            <text:p>4.39E-02</text:p>
          </table:table-cell>
          <table:table-cell office:value-type="float" office:value="0.19118" calcext:value-type="float">
            <text:p>1.91E-01</text:p>
          </table:table-cell>
          <table:table-cell office:value-type="float" office:value="0.6842" calcext:value-type="float">
            <text:p>6.84E-01</text:p>
          </table:table-cell>
          <table:table-cell office:value-type="float" office:value="3.1415" calcext:value-type="float">
            <text:p>3.14E+00</text:p>
          </table:table-cell>
          <table:table-cell office:value-type="float" office:value="11.154" calcext:value-type="float">
            <text:p>1.12E+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0.00004426" calcext:value-type="float">
            <text:p>4.43E-05</text:p>
          </table:table-cell>
          <table:table-cell office:value-type="float" office:value="0.00021708" calcext:value-type="float">
            <text:p>2.17E-04</text:p>
          </table:table-cell>
          <table:table-cell office:value-type="float" office:value="0.000803666666666667" calcext:value-type="float">
            <text:p>8.04E-04</text:p>
          </table:table-cell>
          <table:table-cell office:value-type="float" office:value="0.00296125" calcext:value-type="float">
            <text:p>2.96E-03</text:p>
          </table:table-cell>
          <table:table-cell office:value-type="float" office:value="0.0118975" calcext:value-type="float">
            <text:p>1.19E-02</text:p>
          </table:table-cell>
          <table:table-cell office:value-type="float" office:value="0.042288" calcext:value-type="float">
            <text:p>4.23E-02</text:p>
          </table:table-cell>
          <table:table-cell office:value-type="float" office:value="0.22456" calcext:value-type="float">
            <text:p>2.25E-01</text:p>
          </table:table-cell>
          <table:table-cell office:value-type="float" office:value="0.7064" calcext:value-type="float">
            <text:p>7.06E-01</text:p>
          </table:table-cell>
          <table:table-cell office:value-type="float" office:value="2.989" calcext:value-type="float">
            <text:p>2.99E+00</text:p>
          </table:table-cell>
          <table:table-cell office:value-type="float" office:value="10.528" calcext:value-type="float">
            <text:p>1.05E+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0.00004452" calcext:value-type="float">
            <text:p>4.45E-05</text:p>
          </table:table-cell>
          <table:table-cell office:value-type="float" office:value="0.00018316" calcext:value-type="float">
            <text:p>1.83E-04</text:p>
          </table:table-cell>
          <table:table-cell office:value-type="float" office:value="0.000771466666666667" calcext:value-type="float">
            <text:p>7.71E-04</text:p>
          </table:table-cell>
          <table:table-cell office:value-type="float" office:value="0.0029665" calcext:value-type="float">
            <text:p>2.97E-03</text:p>
          </table:table-cell>
          <table:table-cell office:value-type="float" office:value="0.0116575" calcext:value-type="float">
            <text:p>1.17E-02</text:p>
          </table:table-cell>
          <table:table-cell office:value-type="float" office:value="0.042256" calcext:value-type="float">
            <text:p>4.23E-02</text:p>
          </table:table-cell>
          <table:table-cell office:value-type="float" office:value="0.18532" calcext:value-type="float">
            <text:p>1.85E-01</text:p>
          </table:table-cell>
          <table:table-cell office:value-type="float" office:value="0.7336" calcext:value-type="float">
            <text:p>7.34E-01</text:p>
          </table:table-cell>
          <table:table-cell office:value-type="float" office:value="3.136" calcext:value-type="float">
            <text:p>3.14E+00</text:p>
          </table:table-cell>
          <table:table-cell office:value-type="float" office:value="11.068" calcext:value-type="float">
            <text:p>1.11E+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0.000052795" calcext:value-type="float">
            <text:p>5.28E-05</text:p>
          </table:table-cell>
          <table:table-cell office:value-type="float" office:value="0.00020596" calcext:value-type="float">
            <text:p>2.06E-04</text:p>
          </table:table-cell>
          <table:table-cell office:value-type="float" office:value="0.000762933333333333" calcext:value-type="float">
            <text:p>7.63E-04</text:p>
          </table:table-cell>
          <table:table-cell office:value-type="float" office:value="0.00330275" calcext:value-type="float">
            <text:p>3.30E-03</text:p>
          </table:table-cell>
          <table:table-cell office:value-type="float" office:value="0.01155625" calcext:value-type="float">
            <text:p>1.16E-02</text:p>
          </table:table-cell>
          <table:table-cell office:value-type="float" office:value="0.04218" calcext:value-type="float">
            <text:p>4.22E-02</text:p>
          </table:table-cell>
          <table:table-cell office:value-type="float" office:value="0.18532" calcext:value-type="float">
            <text:p>1.85E-01</text:p>
          </table:table-cell>
          <table:table-cell office:value-type="float" office:value="0.787" calcext:value-type="float">
            <text:p>7.87E-01</text:p>
          </table:table-cell>
          <table:table-cell office:value-type="float" office:value="3.243" calcext:value-type="float">
            <text:p>3.24E+00</text:p>
          </table:table-cell>
          <table:table-cell office:value-type="float" office:value="11.566" calcext:value-type="float">
            <text:p>1.16E+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0.000047455" calcext:value-type="float">
            <text:p>4.75E-05</text:p>
          </table:table-cell>
          <table:table-cell office:value-type="float" office:value="0.0001795" calcext:value-type="float">
            <text:p>1.80E-04</text:p>
          </table:table-cell>
          <table:table-cell office:value-type="float" office:value="0.000733733333333333" calcext:value-type="float">
            <text:p>7.34E-04</text:p>
          </table:table-cell>
          <table:table-cell office:value-type="float" office:value="0.00310375" calcext:value-type="float">
            <text:p>3.10E-03</text:p>
          </table:table-cell>
          <table:table-cell office:value-type="float" office:value="0.0115625" calcext:value-type="float">
            <text:p>1.16E-02</text:p>
          </table:table-cell>
          <table:table-cell office:value-type="float" office:value="0.042156" calcext:value-type="float">
            <text:p>4.22E-02</text:p>
          </table:table-cell>
          <table:table-cell office:value-type="float" office:value="0.18972" calcext:value-type="float">
            <text:p>1.90E-01</text:p>
          </table:table-cell>
          <table:table-cell office:value-type="float" office:value="0.6869" calcext:value-type="float">
            <text:p>6.87E-01</text:p>
          </table:table-cell>
          <table:table-cell office:value-type="float" office:value="3.18675" calcext:value-type="float">
            <text:p>3.19E+00</text:p>
          </table:table-cell>
          <table:table-cell office:value-type="float" office:value="10.79" calcext:value-type="float">
            <text:p>1.08E+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0.000047135" calcext:value-type="float">
            <text:p>4.71E-05</text:p>
          </table:table-cell>
          <table:table-cell office:value-type="float" office:value="0.00017946" calcext:value-type="float">
            <text:p>1.79E-04</text:p>
          </table:table-cell>
          <table:table-cell office:value-type="float" office:value="0.000818066666666667" calcext:value-type="float">
            <text:p>8.18E-04</text:p>
          </table:table-cell>
          <table:table-cell office:value-type="float" office:value="0.002961" calcext:value-type="float">
            <text:p>2.96E-03</text:p>
          </table:table-cell>
          <table:table-cell office:value-type="float" office:value="0.01156" calcext:value-type="float">
            <text:p>1.16E-02</text:p>
          </table:table-cell>
          <table:table-cell office:value-type="float" office:value="0.044356" calcext:value-type="float">
            <text:p>4.44E-02</text:p>
          </table:table-cell>
          <table:table-cell office:value-type="float" office:value="0.2001" calcext:value-type="float">
            <text:p>2.00E-01</text:p>
          </table:table-cell>
          <table:table-cell office:value-type="float" office:value="0.7395" calcext:value-type="float">
            <text:p>7.40E-01</text:p>
          </table:table-cell>
          <table:table-cell office:value-type="float" office:value="3.1235" calcext:value-type="float">
            <text:p>3.12E+00</text:p>
          </table:table-cell>
          <table:table-cell office:value-type="float" office:value="11.034" calcext:value-type="float">
            <text:p>1.10E+01</text:p>
          </table:table-cell>
        </table:table-row>
        <table:table-row table:style-name="ro1" table:number-rows-repeated="2">
          <table:table-cell/>
          <table:table-cell table:style-name="ce3"/>
          <table:table-cell table:number-columns-repeated="9"/>
        </table:table-row>
        <table:table-row table:style-name="ro1" table:number-rows-repeated="17">
          <table:table-cell table:number-columns-repeated="2"/>
          <table:table-cell table:style-name="Default" table:number-columns-repeated="9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03T13:34:08.152992058</dc:date>
    <meta:editing-duration>PT42M12S</meta:editing-duration>
    <meta:editing-cycles>13</meta:editing-cycles>
    <meta:generator>LibreOffice/7.3.7.2$Linux_X86_64 LibreOffice_project/30$Build-2</meta:generator>
    <meta:document-statistic meta:table-count="3" meta:cell-count="308" meta:object-count="0"/>
  </office:meta>
</office:document-meta>
</file>